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0296e" officeooo:paragraph-rsid="0000296e"/>
    </style:style>
    <style:style style:name="P3" style:family="paragraph" style:parent-style-name="Standard">
      <style:text-properties fo:language="fr" fo:country="FR" officeooo:rsid="0000b844" officeooo:paragraph-rsid="0000b844"/>
    </style:style>
    <style:style style:name="P4" style:family="paragraph" style:parent-style-name="Standard">
      <style:text-properties fo:language="fr" fo:country="FR" officeooo:rsid="000279e6" officeooo:paragraph-rsid="000279e6"/>
    </style:style>
    <style:style style:name="P5" style:family="paragraph" style:parent-style-name="Standard">
      <style:text-properties fo:language="fr" fo:country="FR" officeooo:rsid="00034f88" officeooo:paragraph-rsid="00034f88"/>
    </style:style>
    <style:style style:name="P6" style:family="paragraph" style:parent-style-name="Standard">
      <style:text-properties fo:language="fr" fo:country="FR" officeooo:rsid="0003e003" officeooo:paragraph-rsid="0003e003"/>
    </style:style>
    <style:style style:name="P7" style:family="paragraph" style:parent-style-name="Standard">
      <style:text-properties fo:language="fr" fo:country="FR" officeooo:rsid="0004aa39" officeooo:paragraph-rsid="0004aa39"/>
    </style:style>
    <style:style style:name="P8" style:family="paragraph" style:parent-style-name="Standard">
      <style:text-properties fo:language="fr" fo:country="FR" style:text-underline-style="solid" style:text-underline-width="auto" style:text-underline-color="font-color" officeooo:rsid="00034f88" officeooo:paragraph-rsid="00034f88"/>
    </style:style>
    <style:style style:name="P9" style:family="paragraph" style:parent-style-name="Standard">
      <style:text-properties fo:language="fr" fo:country="FR" style:text-underline-style="solid" style:text-underline-width="auto" style:text-underline-color="font-color" officeooo:rsid="0005c4f5" officeooo:paragraph-rsid="0005c4f5"/>
    </style:style>
    <style:style style:name="P10" style:family="paragraph" style:parent-style-name="Standard">
      <style:text-properties fo:language="fr" fo:country="FR" style:text-underline-style="none" officeooo:rsid="0005c4f5" officeooo:paragraph-rsid="0005c4f5"/>
    </style:style>
    <style:style style:name="P11" style:family="paragraph" style:parent-style-name="Standard">
      <style:text-properties fo:language="fr" fo:country="FR" style:text-underline-style="none" officeooo:rsid="000a827e" officeooo:paragraph-rsid="000a827e"/>
    </style:style>
    <style:style style:name="P12" style:family="paragraph" style:parent-style-name="Standard">
      <style:text-properties fo:language="fr" fo:country="FR" style:text-underline-style="none" officeooo:rsid="000a827e" officeooo:paragraph-rsid="000ff8c8"/>
    </style:style>
    <style:style style:name="P13" style:family="paragraph" style:parent-style-name="Standard">
      <style:text-properties fo:language="fr" fo:country="FR" style:text-underline-style="none" officeooo:rsid="000f059f" officeooo:paragraph-rsid="000f059f"/>
    </style:style>
    <style:style style:name="P14" style:family="paragraph" style:parent-style-name="Standard">
      <style:text-properties fo:language="fr" fo:country="FR" officeooo:rsid="000e018c" officeooo:paragraph-rsid="000e018c"/>
    </style:style>
    <style:style style:name="T1" style:family="text">
      <style:text-properties officeooo:rsid="0000296e"/>
    </style:style>
    <style:style style:name="T2" style:family="text">
      <style:text-properties officeooo:rsid="0000b844"/>
    </style:style>
    <style:style style:name="T3" style:family="text">
      <style:text-properties officeooo:rsid="000279e6"/>
    </style:style>
    <style:style style:name="T4" style:family="text">
      <style:text-properties officeooo:rsid="00034f88"/>
    </style:style>
    <style:style style:name="T5" style:family="text">
      <style:text-properties officeooo:rsid="0003e003"/>
    </style:style>
    <style:style style:name="T6" style:family="text">
      <style:text-properties officeooo:rsid="0004aa3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4b414"/>
    </style:style>
    <style:style style:name="T9" style:family="text">
      <style:text-properties officeooo:rsid="0005c4f5"/>
    </style:style>
    <style:style style:name="T10" style:family="text">
      <style:text-properties officeooo:rsid="0007a55c"/>
    </style:style>
    <style:style style:name="T11" style:family="text">
      <style:text-properties officeooo:rsid="000b9e19"/>
    </style:style>
    <style:style style:name="T12" style:family="text">
      <style:text-properties officeooo:rsid="000c4299"/>
    </style:style>
    <style:style style:name="T13" style:family="text">
      <style:text-properties officeooo:rsid="000e018c"/>
    </style:style>
    <style:style style:name="T14" style:family="text">
      <style:text-properties officeooo:rsid="000ef48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0ff8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SVM</text:span></text:p>
      <text:p text:style-name="P1"/>
      <text:p text:style-name="P1"/>
      <text:p text:style-name="P2"><text:span text:style-name="T4">C’est une t</text:span>echnique de classification des données</text:p>
      <text:p text:style-name="P2"/>
      <text:p text:style-name="P2">La distance (marge) doit <text:span text:style-name="T2">être</text:span> maximum entre 2 points de groupes <text:span text:style-name="T4">(classes)</text:span> differents.</text:p>
      <text:p text:style-name="P2"/>
      <text:p text:style-name="P2">Plusieurs dimensions: <text:span text:style-name="T13">2D, 3D...</text:span></text:p>
      <text:p text:style-name="P2"/>
      <text:p text:style-name="P2"><text:tab/><text:span text:style-name="T2">&gt;Plus la dimension est grande, plus la possibilité d’augmenter la marge est grande</text:span></text:p>
      <text:p text:style-name="P2"/>
      <text:p text:style-name="P14">On fait une classification si la variable est qualitative <text:span text:style-name="T14">et une regression si la variable est quantitative.</text:span></text:p>
      <text:p text:style-name="P2"/>
      <text:p text:style-name="P3">Existence d’un « <text:span text:style-name="T4">paramètre</text:span> C » (<text:span text:style-name="T4">paramètre</text:span> de classification?) qui permet de corriger les mauvaises classification des données (ex : une donnée se trouve du mauvais coté de la droite)</text:p>
      <text:p text:style-name="P3"/>
      <text:p text:style-name="P3"><text:tab/>&gt;Une valeur petite du <text:span text:style-name="T4">paramètre</text:span> C = ignorer les mauvaises classifications</text:p>
      <text:p text:style-name="P3"><text:tab/>&gt;Grande valeur de <text:span text:style-name="T4">paramètre</text:span> C = priori<text:span text:style-name="T3">té</text:span> sur une correction <text:span text:style-name="T3">(devient spécifiques aux données ?)</text:span>.</text:p>
      <text:p text:style-name="P3"/>
      <text:p text:style-name="P4">(L’idée est de determiner le meilleur modele qui fonctionnera avec toutes les données)</text:p>
      <text:p text:style-name="P4"/>
      <text:p text:style-name="P8">SVM peut classer plusieurs données <text:span text:style-name="T9">à la fois</text:span>:</text:p>
      <text:p text:style-name="P5"/>
      <text:p text:style-name="P5"><text:tab/>&gt;<text:span text:style-name="T5">C</text:span>lassification OVR <text:span text:style-name="T5">(One vs Rest)</text:span> : C<text:span text:style-name="T5">ompare </text:span>un groupe de donnée <text:span text:style-name="T5">a toutes les</text:span> au<text:span text:style-name="T5">tres données</text:span> et <text:span text:style-name="T5">sépare</text:span> le groupe <text:span text:style-name="T5">de donnée</text:span> des autres données, <text:span text:style-name="T5">les derniers données restantes après séparation sont automatiquement assemblés en groupe.</text:span></text:p>
      <text:p text:style-name="P5"/>
      <text:p text:style-name="P6"><text:span text:style-name="T7">Avantages </text:span>: Moins de <text:span text:style-name="T6">comparaisons</text:span> requises <text:span text:style-name="T6">(ex : pour 10 groupes : 9 comparaisons necessaires)</text:span></text:p>
      <text:p text:style-name="P6"><text:span text:style-name="T7">Inconvenient</text:span> : Les classes <text:span text:style-name="T8">peuvent être désequilibrés</text:span></text:p>
      <text:p text:style-name="P5"/>
      <text:p text:style-name="P5"><text:tab/>&gt;<text:span text:style-name="T5">C</text:span>lassification OVO <text:span text:style-name="T5">(One vs One)</text:span> : C<text:span text:style-name="T5">ompare tous les groupes de donnée entre eux separement et créer une droite de regression pour chacun d’eux <text:s/></text:span></text:p>
      <text:p text:style-name="P5"/>
      <text:p text:style-name="P7"><text:span text:style-name="T7">Avantage </text:span>: <text:span text:style-name="T8">Moins sensible au déséquilbre des classes</text:span></text:p>
      <text:p text:style-name="P7"><text:span text:style-name="T7">Inconvenient</text:span> : Beaucoup de comparaisons requises (ex : pour 10 groupes : 45 comparaisons necessaires)</text:p>
      <text:p text:style-name="P5"/>
      <text:p text:style-name="P5"/>
      <text:p text:style-name="P9">La methode kernel</text:p>
      <text:p text:style-name="P9"/>
      <text:p text:style-name="P10">Permet la separation des données en groupe qui sont difficilement separables en 2D</text:p>
      <text:p text:style-name="P10">On passe donc à une dimension superieur (ajout de l’axe z) pour essayer de separer les données.</text:p>
      <text:p text:style-name="P10"/>
      <text:p text:style-name="P10"><text:tab/>&gt;Plusieurs types de kernels :</text:p>
      <text:p text:style-name="P10"/>
      <text:p text:style-name="P10"><text:tab/>Lineaire</text:p>
      <text:p text:style-name="P10"><text:tab/><text:span text:style-name="T10">Radial basis function (rbf)</text:span></text:p>
      <text:p text:style-name="P10"><text:tab/><text:span text:style-name="T10">Polynomial</text:span></text:p>
      <text:p text:style-name="P10"><text:soft-page-break/><text:tab/><text:span text:style-name="T10">Sigmoide</text:span></text:p>
      <text:p text:style-name="P10"/>
      <text:p text:style-name="P11"><text:span text:style-name="T15">Les fonctions </text:span>:</text:p>
      <text:p text:style-name="P11"/>
      <text:p text:style-name="P11">svm 1 = svm(Species ~. , data = iris_train, kernel = « linear », cost = .1, scale = F)</text:p>
      <text:p text:style-name="P11"/>
      <text:p text:style-name="P11"><text:tab/><text:span text:style-name="T12">&gt; Species = donnée à predire</text:span></text:p>
      <text:p text:style-name="P11"><text:tab/><text:span text:style-name="T12">&gt; ~. En fonction de toutes les variables aleatoires</text:span></text:p>
      <text:p text:style-name="P12"><text:tab/><text:span text:style-name="T16">&gt; kernel = type de model a utiliser</text:span></text:p>
      <text:p text:style-name="P12"><text:span text:style-name="T12"><text:tab/>&gt; cost = cout de violation de contrainte (si le cout est trop bas, le modele risque de ne pas etre précis)</text:span></text:p>
      <text:p text:style-name="P11"/>
      <text:p text:style-name="P11"/>
      <text:p text:style-name="P11">tune = tune<text:span text:style-name="T11">(</text:span></text:p>
      <text:p text:style-name="P11"/>
      <text:p text:style-name="P13">les croix sur le graphique SVM correspondent au vecteurs de sup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2-08T16:40:12.771000000</dc:date>
    <meta:editing-duration>PT1H43M23S</meta:editing-duration>
    <meta:editing-cycles>10</meta:editing-cycles>
    <meta:document-statistic meta:table-count="0" meta:image-count="0" meta:object-count="0" meta:page-count="2" meta:paragraph-count="33" meta:word-count="364" meta:character-count="2212" meta:non-whitespace-character-count="1859"/>
  </office:meta>
</office:document-meta>
</file>